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fo:color="#FF0000"/>
    </style:style>
  </office:automatic-styles>
  <office:body>
    <office:text text:use-soft-page-breaks="true">
      <text:p text:style-name="P1">funcionario (cpf (PK), num_depto(FK), nm_funcionario, pis, saldo_horas , matr_func,<text:s/>cpf_chefe(FK))</text:p>
      <text:p text:style-name="Standard">evento (codigo_evento(PK), cpf_func(FK),<text:s/>cpf_chefe(FK),<text:s/>id_registro(FK), descricao, tipo, justificativa)</text:p>
      <text:p text:style-name="Standard">registro(id_registro (PK), cpf(FK) data, jornada)</text:p>
      <text:p text:style-name="Standard">item_registro (id_item (PK), id_registro(PK)<text:s/>(FK), horario, tipo_marcacao, tipo_registro)</text:p>
      <text:p text:style-name="Standard">departamento (num_depto(PK), descricao)</text:p>
      <text:p text:style-name="Standard">licenca (id_licenca(PK), cpf(FK)(PK), dt_ini, dt_dim, tipo)</text:p>
      <text:p text:style-name="Standard">ferias (id_ferias(PK), cpf(FK)<text:span text:style-name="T2">(PK)</text:span>, dias_gozados, dias_vendidos)</text:p>
      <text:p text:style-name="Standard">parcela (id_parcela(PK), id_ferias(FK)(PK),<text:s/>cpf(PK)(FK),<text:s/>dt_ini, dt_fim)</text:p>
      <text:p text:style-name="Standard">turno (id_turno(PK), descricao)</text:p>
      <text:p text:style-name="Standard">func_turno (cpf(FK)(PK), id_turno(FK)(PK), dt_ini, dt_fim)<text:line-break/>dia_semana (id_turno (FK)(PK),id_semana(PK), nm_dia, tp_dia, jornada)</text:p>
      <text:p text:style-name="Standard">marcacao (id_marcacao(PK),<text:s/>id_turno (FK)(PK),id_semana(PK),<text:s/>horario, tipo,<text:s/>)</text:p>
      <text:p text:style-name="Standard"> 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4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Thalita</dc:creator>
    <meta:creation-date>2011-05-27T21:09:00Z</meta:creation-date>
    <dc:date>2011-06-01T01:59:00Z</dc:date>
    <meta:template xlink:href="Normal" xlink:type="simple"/>
    <meta:editing-cycles>3</meta:editing-cycles>
    <meta:editing-duration>PT3240S</meta:editing-duration>
    <meta:document-statistic meta:page-count="1" meta:paragraph-count="1" meta:word-count="128" meta:character-count="822" meta:row-count="5" meta:non-whitespace-character-count="695"/>
  </office:meta>
</office:document-meta>
</file>